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44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mm" fo:break-before="auto" style:use-optimal-row-height="true"/>
    </style:style>
    <style:style style:name="ro8" style:family="table-row">
      <style:table-row-properties style:row-height="17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80808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000000"/>
      <style:text-properties fo:color="#808080"/>
    </style:style>
    <style:style style:name="ce5" style:family="table-cell" style:parent-style-name="Default">
      <style:table-cell-properties fo:background-color="#4c4c4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13" style:family="table-cell" style:parent-style-name="Default">
      <style:text-properties fo:color="#dc2300" fo:font-style="italic" style:font-style-asian="italic" style:font-style-complex="italic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Data.A11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Data.A1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tre champ →</text:p>
          </table:table-cell>
          <table:table-cell office:value-type="string" calcext:value-type="string">
            <text:p>Champ 1 </text:p>
          </table:table-cell>
          <table:table-cell office:value-type="string" calcext:value-type="string">
            <text:p>Champ 2</text:p>
          </table:table-cell>
          <table:table-cell table:number-columns-repeated="1021"/>
        </table:table-row>
        <table:table-row-group>
          <table:table-row table:style-name="ro1">
            <table:table-cell table:style-name="ce2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5" table:content-validation-name="val1" table:number-columns-repeated="1023"/>
          </table:table-row>
          <table:table-row table:style-name="ro1">
            <table:table-cell table:style-name="ce2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5" table:number-columns-repeated="1023"/>
          </table:table-row>
          <table:table-row table:style-name="ro1">
            <table:table-cell table:style-name="ce2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5" table:number-columns-repeated="1023"/>
          </table:table-row>
        </table:table-row-group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itre général 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Description générale 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Affichage :</text:p>
          </table:table-cell>
          <table:table-cell table:number-columns-repeated="1023"/>
        </table:table-row>
        <table:table-row table:style-name="ro1">
          <table:table-cell table:style-name="ce3" table:content-validation-name="val2" office:value-type="string" calcext:value-type="string">
            <text:p>for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Édition :</text:p>
          </table:table-cell>
          <table:table-cell table:number-columns-repeated="1023"/>
        </table:table-row>
        <table:table-row table:style-name="ro1">
          <table:table-cell table:style-name="ce3" table:content-validation-name="val3" office:value-type="string" calcext:value-type="string">
            <text:p>False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de" table:style-name="ta1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 table:number-columns-spanned="5" table:number-rows-spanned="1">
            <text:p>Seafform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énérer un formulaire en lign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table:style-name="ce7" office:value-type="string" calcext:value-type="string" table:number-columns-spanned="3" table:number-rows-spanned="1">
            <text:p>Les formats de champ :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Les paramètres</text:p>
          </table:table-cell>
          <table:covered-table-cell table:number-columns-repeated="2"/>
        </table:table-row>
        <table:table-row table:style-name="ro4">
          <table:table-cell table:style-name="ce8" office:value-type="string" calcext:value-type="string" table:number-columns-spanned="4" table:number-rows-spanned="1">
            <text:p>quand le nom du format fini par *, il doit être obligatoirement rempli</text:p>
          </table:table-cell>
          <table:covered-table-cell table:number-columns-repeated="3"/>
          <table:table-cell/>
          <table:table-cell table:style-name="ce12" office:value-type="string" calcext:value-type="string" table:number-columns-spanned="3" table:number-rows-spanned="1">
            <text:p>pour une liste :</text:p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text</text:p>
          </table:table-cell>
          <table:table-cell table:style-name="ce10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1"/>
          <table:table-cell/>
          <table:table-cell table:style-name="ce10" office:value-type="string" calcext:value-type="string" table:number-columns-spanned="3" table:number-rows-spanned="4">
            <text:p>fournir dans la ligne paramètre la liste des valeurs possible, séparées par '',''. La première valeur est celle par défaut (commencer par '','' pour ne rien mettre par défaut)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text</text:p>
          </table:table-cell>
          <table:table-cell table:style-name="ce10" office:value-type="string" calcext:value-type="string" table:number-columns-spanned="3" table:number-rows-spanned="1">
            <text:p>texte long (plusieurs lign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6">
          <table:table-cell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check</text:p>
          </table:table-cell>
          <table:table-cell table:style-name="ce10" office:value-type="string" calcext:value-type="string" table:number-columns-spanned="3" table:number-rows-spanned="1">
            <text:p>option à cocher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5">
          <table:table-cell office:value-type="string" calcext:value-type="string">
            <text:p>checked</text:p>
          </table:table-cell>
          <table:table-cell table:style-name="ce10" office:value-type="string" calcext:value-type="string" table:number-columns-spanned="3" table:number-rows-spanned="1">
            <text:p>option à décocher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date</text:p>
          </table:table-cell>
          <table:table-cell table:style-name="ce10" office:value-type="string" calcext:value-type="string" table:number-columns-spanned="3" table:number-rows-spanned="1">
            <text:p>date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number</text:p>
          </table:table-cell>
          <table:table-cell table:style-name="ce10" office:value-type="string" calcext:value-type="string" table:number-columns-spanned="3" table:number-rows-spanned="1">
            <text:p>nombre</text:p>
          </table:table-cell>
          <table:covered-table-cell table:number-columns-repeated="2" table:style-name="ce11"/>
          <table:table-cell/>
          <table:table-cell table:style-name="ce13" office:value-type="string" calcext:value-type="string">
            <text:p>Attention : la feuille des données du sondage doit s'appeler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texte non modifiable dans le formulaire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7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4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18"/>
        </table:table-row>
        <table:table-row table:style-name="ro7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Formulaire sans possibilité d'édition par la suite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Après remplissage du formulaire, affichage des résultats, avec possibilité d'éditer</text:p>
          </table:table-cell>
        </table:table-row>
        <table:table-row table:style-name="ro7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no</text:p>
          </table:table-cell>
          <table:table-cell table:style-name="ce19" office:value-type="string" calcext:value-type="string">
            <text:p>Affichage des résultats, avec possibilité de rajouter des entrées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Affichage des résultats, avec possibilité de rajouter ou modifier des entré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18:21:47.286689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0T18:22:28.077335126</dc:date>
    <meta:editing-duration>PT3H17M21S</meta:editing-duration>
    <meta:editing-cycles>11</meta:editing-cycles>
    <meta:generator>LibreOffice/5.0.1.2.0$Linux_x86 LibreOffice_project/00m0$Build-2</meta:generator>
    <meta:document-statistic meta:table-count="2" meta:cell-count="51" meta:object-count="0"/>
  </office:meta>
</office:document-meta>
</file>